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rsid="000b981a" officeooo:paragraph-rsid="000b981a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Meera" fo:font-size="20pt" officeooo:paragraph-rsid="000b981a" style:font-size-asian="20pt" style:font-size-complex="20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Meera" fo:font-size="20pt" officeooo:paragraph-rsid="000c793f" style:font-size-asian="20pt" style:font-size-complex="20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Meera" fo:font-size="20pt" officeooo:rsid="000c793f" officeooo:paragraph-rsid="000c793f" style:font-size-asian="20pt" style:font-size-complex="20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Meera" fo:font-size="20pt" officeooo:paragraph-rsid="000c793f" style:font-size-asian="20pt" style:font-size-complex="20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eera" fo:font-size="20pt" officeooo:paragraph-rsid="000ca961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Meera" fo:font-size="20pt" officeooo:paragraph-rsid="000ca961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Meera" fo:font-size="20pt" officeooo:rsid="000ca961" officeooo:paragraph-rsid="000ca961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sans-serif" fo:font-size="15pt" officeooo:paragraph-rsid="000ca961"/>
    </style:style>
    <style:style style:name="P10" style:family="paragraph" style:parent-style-name="Standard">
      <style:paragraph-properties fo:text-align="center" style:justify-single-word="false" style:writing-mode="lr-tb"/>
      <style:text-properties fo:color="#ffffff" style:font-name="Meera" fo:font-size="24.75pt" fo:background-color="#3465a4"/>
    </style:style>
    <style:style style:name="P11" style:family="paragraph" style:parent-style-name="Standard">
      <style:paragraph-properties fo:text-align="start" style:justify-single-word="false" style:writing-mode="lr-tb"/>
      <style:text-properties fo:color="#ffffff" style:font-name="Meera" fo:font-size="24.75pt" officeooo:rsid="000eb33f" officeooo:paragraph-rsid="000eb33f" fo:background-color="#3465a4"/>
    </style:style>
    <style:style style:name="P12" style:family="paragraph" style:parent-style-name="Standard">
      <style:paragraph-properties fo:text-align="justify" style:justify-single-word="false" style:writing-mode="lr-tb"/>
      <style:text-properties fo:color="#333333" style:font-name="Meera" fo:font-size="20pt" officeooo:rsid="000a0729" officeooo:paragraph-rsid="000a0729" fo:background-color="#ffffff" style:font-size-asian="17.5pt" style:font-size-complex="20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a0729" officeooo:paragraph-rsid="000a0729" fo:background-color="#ffffff" style:font-size-asian="17.5pt" style:font-size-complex="20pt"/>
    </style:style>
    <style:style style:name="P14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rsid="000a0729" officeooo:paragraph-rsid="000a0729" fo:background-color="#ffffff" style:font-size-asian="17.5pt" style:font-size-complex="20pt"/>
    </style:style>
    <style:style style:name="P15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b981a" officeooo:paragraph-rsid="000b981a" fo:background-color="#ffffff" style:font-size-asian="17.5pt" style:font-size-complex="20pt"/>
    </style:style>
    <style:style style:name="P16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c793f" officeooo:paragraph-rsid="000c793f" fo:background-color="#ffffff" style:font-size-asian="17.5pt" style:font-size-complex="20pt"/>
    </style:style>
    <style:style style:name="P17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rsid="000c793f" officeooo:paragraph-rsid="000c793f" fo:background-color="#ffffff" style:font-size-asian="17.5pt" style:font-size-complex="2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c793f" officeooo:paragraph-rsid="000c793f" fo:background-color="#ffffff" style:font-size-asian="20pt" style:font-size-complex="2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rsid="000c793f" officeooo:paragraph-rsid="000c793f" fo:background-color="#ffffff" style:font-size-asian="20pt" style:font-size-complex="20pt"/>
    </style:style>
    <style:style style:name="P20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paragraph-rsid="000c793f" fo:background-color="#ffffff" style:font-size-asian="20pt" style:font-size-complex="20pt"/>
    </style:style>
    <style:style style:name="P21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paragraph-rsid="000ca961" fo:background-color="#ffffff" style:font-size-asian="20pt" style:font-size-complex="20pt"/>
    </style:style>
    <style:style style:name="P22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ca961" officeooo:paragraph-rsid="000ca961" fo:background-color="#ffffff" style:font-size-asian="20pt" style:font-size-complex="20pt"/>
    </style:style>
    <style:style style:name="P23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paragraph-rsid="000c793f" fo:background-color="#ffffff" style:font-size-asian="20pt" style:font-size-complex="20pt"/>
    </style:style>
    <style:style style:name="P24" style:family="paragraph" style:parent-style-name="Standard">
      <style:paragraph-properties fo:text-align="start" style:justify-single-word="false" style:writing-mode="lr-tb"/>
      <style:text-properties fo:color="#333333" style:font-name="Meera" fo:font-size="24.75pt" officeooo:rsid="000eb33f" officeooo:paragraph-rsid="000eb33f" fo:background-color="#ffffff"/>
    </style:style>
    <style:style style:name="P25" style:family="paragraph" style:parent-style-name="Standard">
      <style:paragraph-properties fo:text-align="start" style:justify-single-word="false" style:writing-mode="lr-tb"/>
      <style:text-properties fo:color="#333333" style:font-name="Meera" fo:font-size="24.75pt" officeooo:rsid="000f0ef9" officeooo:paragraph-rsid="000f0ef9" fo:background-color="#ffffff"/>
    </style:style>
    <style:style style:name="P26" style:family="paragraph" style:parent-style-name="Standard">
      <style:paragraph-properties fo:text-align="start" style:justify-single-word="false" style:writing-mode="lr-tb"/>
      <style:text-properties fo:color="#333333" style:font-name="Meera" fo:font-size="24.75pt" style:text-underline-style="solid" style:text-underline-width="auto" style:text-underline-color="font-color" officeooo:rsid="000eb33f" officeooo:paragraph-rsid="000eb33f" fo:background-color="#ffffff"/>
    </style:style>
    <style:style style:name="P27" style:family="paragraph" style:parent-style-name="Standard">
      <style:paragraph-properties fo:text-align="start" style:justify-single-word="false" style:writing-mode="lr-tb"/>
      <style:text-properties fo:color="#333333" style:font-name="Meera" fo:font-size="24.75pt" style:text-underline-style="solid" style:text-underline-width="auto" style:text-underline-color="font-color" officeooo:rsid="000f0ef9" officeooo:paragraph-rsid="000f0ef9" fo:background-color="#ffffff"/>
    </style:style>
    <style:style style:name="P28" style:family="paragraph" style:parent-style-name="Standard">
      <style:paragraph-properties fo:text-align="start" style:justify-single-word="false" style:writing-mode="lr-tb"/>
      <style:text-properties fo:color="#333333" style:font-name="Meera" fo:font-size="24.75pt" officeooo:paragraph-rsid="000f0ef9"/>
    </style:style>
    <style:style style:name="P29" style:family="paragraph" style:parent-style-name="Standard">
      <style:paragraph-properties fo:text-align="start" style:justify-single-word="false" style:writing-mode="lr-tb"/>
      <style:text-properties fo:color="#333333" style:font-name="Monospace" fo:font-size="14pt" fo:font-weight="normal" officeooo:rsid="00293f6a" officeooo:paragraph-rsid="000eb33f" fo:background-color="#fffff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fo:font-variant="normal" fo:text-transform="none" fo:color="#333333" style:font-name="Meera" fo:font-size="20pt" fo:letter-spacing="normal" fo:font-style="normal" fo:font-weight="normal" officeooo:paragraph-rsid="000c793f" fo:background-color="#ffffff" style:font-size-asian="20pt" style:font-size-complex="20pt"/>
    </style:style>
    <style:style style:name="P31" style:family="paragraph" style:parent-style-name="Standard" style:master-page-name="">
      <loext:graphic-properties draw:fill="none"/>
      <style:paragraph-properties fo:margin-left="-1.7cm" fo:margin-right="-1.499cm" fo:text-align="center" style:justify-single-word="false" fo:text-indent="0cm" style:auto-text-indent="false" style:page-number="auto" fo:background-color="transparent" style:writing-mode="lr-tb">
        <style:tab-stops>
          <style:tab-stop style:position="1.296cm"/>
          <style:tab-stop style:position="20.2cm"/>
        </style:tab-stops>
      </style:paragraph-properties>
    </style:style>
    <style:style style:name="P3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 style:writing-mode="lr-tb">
        <style:tab-stops>
          <style:tab-stop style:position="0cm"/>
          <style:tab-stop style:position="19.001cm"/>
        </style:tab-stops>
      </style:paragraph-properties>
      <style:text-properties style:font-name="sans-serif" fo:font-size="15pt" officeooo:paragraph-rsid="000a0729"/>
    </style:style>
    <style:style style:name="P33" style:family="paragraph" style:parent-style-name="Standard">
      <style:text-properties style:font-name="Monospace" fo:font-size="14pt" fo:font-weight="normal" officeooo:rsid="00293f6a" officeooo:paragraph-rsid="000eb33f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Monospace" fo:font-size="14pt" fo:font-weight="normal" officeooo:paragraph-rsid="000eb33f" style:font-size-asian="14pt" style:font-weight-asian="normal" style:font-size-complex="14pt" style:font-weight-complex="normal"/>
    </style:style>
    <style:style style:name="P35" style:family="paragraph" style:parent-style-name="Standard">
      <style:text-properties officeooo:paragraph-rsid="000eb33f"/>
    </style:style>
    <style:style style:name="P36" style:family="paragraph" style:parent-style-name="Standard">
      <style:text-properties fo:color="#ff00ff" style:font-name="Liberation Serif" fo:font-size="14pt" style:text-underline-style="none" fo:font-weight="bold" officeooo:rsid="002ad728" officeooo:paragraph-rsid="000f0ef9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13ef34" style:font-name="Liberation Serif" fo:font-size="14pt" style:text-underline-style="none" fo:font-weight="bold" officeooo:rsid="002ad728" officeooo:paragraph-rsid="000f0ef9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Monospace" fo:font-size="14pt" fo:font-weight="normal" officeooo:rsid="00293f6a" officeooo:paragraph-rsid="0011c036" style:font-size-asian="14pt" style:font-weight-asian="normal" style:font-size-complex="14pt" style:font-weight-complex="normal"/>
    </style:style>
    <style:style style:name="T1" style:family="text">
      <style:text-properties fo:color="#333333"/>
    </style:style>
    <style:style style:name="T2" style:family="text">
      <style:text-properties fo:color="#333333" style:font-name="Meera" fo:font-size="20pt" fo:background-color="#ffffff" loext:char-shading-value="0" style:font-size-asian="17.5pt" style:font-size-complex="20pt"/>
    </style:style>
    <style:style style:name="T3" style:family="text">
      <style:text-properties fo:color="#333333" style:font-name="Meera" fo:font-size="20pt" officeooo:rsid="000a0729" fo:background-color="#ffffff" loext:char-shading-value="0" style:font-size-asian="17.5pt" style:font-size-complex="20pt"/>
    </style:style>
    <style:style style:name="T4" style:family="text">
      <style:text-properties fo:color="#333333" style:font-name="Meera" fo:font-size="20pt" fo:background-color="#ffffff" loext:char-shading-value="0" style:font-size-asian="20pt" style:font-size-complex="20pt"/>
    </style:style>
    <style:style style:name="T5" style:family="text">
      <style:text-properties fo:color="#333333" style:font-name="Meera" fo:background-color="#ffffff" loext:char-shading-value="0" style:font-size-asian="20pt" style:font-size-complex="20pt"/>
    </style:style>
    <style:style style:name="T6" style:family="text">
      <style:text-properties fo:color="#333333" style:font-name="Meera" officeooo:rsid="000ddabc" fo:background-color="#ffffff" loext:char-shading-value="0" style:font-size-asian="20pt" style:font-size-complex="20pt"/>
    </style:style>
    <style:style style:name="T7" style:family="text">
      <style:text-properties fo:color="#333333" fo:font-size="20pt" fo:background-color="#ffffff" loext:char-shading-value="0" style:font-size-asian="17.5pt" style:font-size-complex="20pt"/>
    </style:style>
    <style:style style:name="T8" style:family="text">
      <style:text-properties fo:color="#333333" fo:background-color="#ffffff" loext:char-shading-value="0"/>
    </style:style>
    <style:style style:name="T9" style:family="text">
      <style:text-properties fo:color="#333333" officeooo:rsid="000b981a" fo:background-color="#ffffff" loext:char-shading-value="0"/>
    </style:style>
    <style:style style:name="T10" style:family="text">
      <style:text-properties fo:color="#333333" fo:background-color="#ffffff" loext:char-shading-value="0" style:font-size-asian="20pt" style:font-size-complex="20pt"/>
    </style:style>
    <style:style style:name="T11" style:family="text">
      <style:text-properties fo:color="#333333" officeooo:rsid="000ca961" fo:background-color="#ffffff" loext:char-shading-value="0" style:font-size-asian="20pt" style:font-size-complex="20pt"/>
    </style:style>
    <style:style style:name="T12" style:family="text">
      <style:text-properties fo:color="#333333" officeooo:rsid="000c793f" fo:background-color="#ffffff" loext:char-shading-value="0"/>
    </style:style>
    <style:style style:name="T13" style:family="text">
      <style:text-properties fo:color="#333333" fo:font-weight="normal" fo:background-color="#ffffff" loext:char-shading-value="0" style:font-weight-asian="normal" style:font-weight-complex="normal"/>
    </style:style>
    <style:style style:name="T14" style:family="text">
      <style:text-properties fo:color="#333333" style:font-name="Arial" fo:font-weight="normal" fo:background-color="#ffffff" loext:char-shading-value="0" style:font-weight-asian="normal" style:font-weight-complex="normal"/>
    </style:style>
    <style:style style:name="T15" style:family="text">
      <style:text-properties fo:color="#333333" officeooo:rsid="000eb33f"/>
    </style:style>
    <style:style style:name="T16" style:family="text">
      <style:text-properties fo:color="#333333" style:font-name="Monospace" fo:font-size="14pt" fo:font-weight="normal" officeooo:rsid="000eb33f" style:font-size-asian="14pt" style:font-weight-asian="normal" style:font-size-complex="14pt" style:font-weight-complex="normal"/>
    </style:style>
    <style:style style:name="T17" style:family="text">
      <style:text-properties fo:color="#333333" officeooo:rsid="00293f6a"/>
    </style:style>
    <style:style style:name="T18" style:family="text">
      <style:text-properties fo:color="#333333" officeooo:rsid="002a92e4"/>
    </style:style>
    <style:style style:name="T19" style:family="text">
      <style:text-properties fo:font-variant="normal" fo:text-transform="none" fo:color="#333333" fo:letter-spacing="normal" fo:font-style="normal" fo:font-weight="normal" fo:background-color="#ffffff" loext:char-shading-value="0"/>
    </style:style>
    <style:style style:name="T20" style:family="text">
      <style:text-properties fo:font-variant="normal" fo:text-transform="none" fo:color="#333333" fo:letter-spacing="normal" fo:font-style="normal" fo:font-weight="normal" officeooo:rsid="000c793f" fo:background-color="#ffffff" loext:char-shading-value="0"/>
    </style:style>
    <style:style style:name="T21" style:family="text">
      <style:text-properties fo:font-variant="normal" fo:text-transform="none" fo:color="#333333" style:font-name="sans-serif" fo:font-size="15pt" fo:letter-spacing="normal" fo:font-style="normal" fo:font-weight="normal" officeooo:rsid="000c793f" fo:background-color="#ffffff" loext:char-shading-value="0"/>
    </style:style>
    <style:style style:name="T22" style:family="text">
      <style:text-properties fo:font-variant="normal" fo:text-transform="none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Liberation Serif" fo:font-size="14pt" fo:letter-spacing="normal" fo:font-style="normal" style:text-underline-style="none" fo:font-weight="bold" officeooo:rsid="000f0ef9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f10d0c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2a6099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6" style:family="text">
      <style:text-properties fo:color="#355269" style:font-name="Meera" fo:font-size="32pt" fo:font-style="normal" fo:background-color="#ffffff" loext:char-shading-value="0" style:font-size-asian="32pt" style:font-style-asian="normal" style:font-size-complex="32pt" style:font-style-complex="normal"/>
    </style:style>
    <style:style style:name="T27" style:family="text">
      <style:text-properties officeooo:rsid="000eb33f"/>
    </style:style>
    <style:style style:name="T28" style:family="text">
      <style:text-properties fo:color="#770088"/>
    </style:style>
    <style:style style:name="T29" style:family="text">
      <style:text-properties fo:color="#770088" officeooo:rsid="00293f6a"/>
    </style:style>
    <style:style style:name="T30" style:family="text">
      <style:text-properties fo:color="#770088" style:font-name="Monospace" fo:font-size="14pt" fo:font-weight="normal" officeooo:rsid="00293f6a" style:font-size-asian="14pt" style:font-weight-asian="normal" style:font-size-complex="14pt" style:font-weight-complex="normal"/>
    </style:style>
    <style:style style:name="T31" style:family="text">
      <style:text-properties fo:color="#f7153b"/>
    </style:style>
    <style:style style:name="T32" style:family="text">
      <style:text-properties fo:color="#f99e42"/>
    </style:style>
    <style:style style:name="T33" style:family="text">
      <style:text-properties fo:color="#ff00ff" style:font-name="Liberation Serif" fo:font-size="14pt" style:text-underline-style="none" fo:font-weight="bold" officeooo:rsid="002ad728" fo:background-color="#ffffff" loext:char-shading-value="0" style:font-size-asian="14pt" style:font-weight-asian="bold" style:font-size-complex="14pt" style:font-weight-complex="bold"/>
    </style:style>
    <style:style style:name="T34" style:family="text">
      <style:text-properties officeooo:rsid="00293f6a"/>
    </style:style>
    <style:style style:name="T35" style:family="text">
      <style:text-properties officeooo:rsid="002a92e4"/>
    </style:style>
    <style:style style:name="T36" style:family="text">
      <style:text-properties style:font-name="Monospace" fo:font-size="14pt" fo:font-weight="normal" officeooo:rsid="00293f6a" style:font-size-asian="14pt" style:font-weight-asian="normal" style:font-size-complex="14pt" style:font-weight-complex="normal"/>
    </style:style>
    <style:style style:name="T37" style:family="text">
      <style:text-properties style:font-name="Monospace" fo:font-size="14pt" fo:font-weight="normal" officeooo:rsid="000eb33f" style:font-size-asian="14pt" style:font-weight-asian="normal" style:font-size-complex="14pt" style:font-weight-complex="normal"/>
    </style:style>
    <style:style style:name="T38" style:family="text">
      <style:text-properties style:font-name="Monospace" fo:font-size="14pt" fo:font-weight="normal" officeooo:rsid="002a92e4" style:font-size-asian="14pt" style:font-weight-asian="normal" style:font-size-complex="14pt" style:font-weight-complex="normal"/>
    </style:style>
    <style:style style:name="T39" style:family="text">
      <style:text-properties fo:color="#8d1d75"/>
    </style:style>
    <style:style style:name="T40" style:family="text">
      <style:text-properties fo:color="#8d1d75" style:font-name="Monospace" fo:font-size="14pt" fo:font-weight="normal" officeooo:rsid="00293f6a" style:font-size-asian="14pt" style:font-weight-asian="normal" style:font-size-complex="14pt" style:font-weight-complex="normal"/>
    </style:style>
    <style:style style:name="T41" style:family="text">
      <style:text-properties fo:color="#8d1d75" officeooo:rsid="00293f6a"/>
    </style:style>
    <style:style style:name="T42" style:family="text">
      <style:text-properties style:font-name="Liberation Serif" fo:font-size="14pt" style:text-underline-style="none" fo:font-weight="bold" officeooo:rsid="000f0ef9" fo:background-color="#ffffff" loext:char-shading-value="0" style:font-size-asian="14pt" style:font-weight-asian="bold" style:font-size-complex="14pt" style:font-weight-complex="bold"/>
    </style:style>
    <style:style style:name="T43" style:family="text">
      <style:text-properties style:font-name="Liberation Serif" fo:font-size="14pt" style:text-underline-style="none" fo:font-weight="bold" officeooo:rsid="002ad728" fo:background-color="#ffffff" loext:char-shading-value="0" style:font-size-asian="14pt" style:font-weight-asian="bold" style:font-size-complex="14pt" style:font-weight-complex="bold"/>
    </style:style>
    <style:style style:name="T44" style:family="text">
      <style:text-properties fo:color="#2a6099"/>
    </style:style>
    <style:style style:name="T45" style:family="text">
      <style:text-properties officeooo:rsid="00102a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line-break/><text:span text:style-name="T26">Interagir avec une base de données</text:span></text:p>
      <text:p text:style-name="P10"/>
      <text:p text:style-name="P26">Création d’un dossier et de deux tables :</text:p>
      <text:p text:style-name="P11"/>
      <text:p text:style-name="P24"><text:span text:style-name="T39">Create DATABASE</text:span> requetes ;</text:p>
      <text:p text:style-name="P24"><text:span text:style-name="T39">USE</text:span> requetes ;</text:p>
      <text:p text:style-name="P24"/>
      <text:p text:style-name="P24"><text:span text:style-name="T39">CREATE TABLE</text:span> utilisateur (</text:p>
      <text:p text:style-name="P33">id <text:span text:style-name="T39">int</text:span>(<text:span text:style-name="T15">2</text:span><text:span text:style-name="T1">0</text:span>) <text:span text:style-name="T28">NOT</text:span> NULL <text:span text:style-name="T28">AUTO_INCREMENT,</text:span></text:p>
      <text:p text:style-name="P35"><text:span text:style-name="T36">login </text:span><text:span text:style-name="T40">varchar(</text:span><text:span text:style-name="T16">20</text:span><text:span text:style-name="T36">) </text:span><text:span text:style-name="T30">NOT </text:span><text:span text:style-name="T36">null,</text:span></text:p>
      <text:p text:style-name="P35"><text:span text:style-name="T36">pssword </text:span><text:span text:style-name="T40">varchar</text:span><text:span text:style-name="T36">(</text:span><text:span text:style-name="T16">20</text:span><text:span text:style-name="T36">)</text:span><text:span text:style-name="T30"> NOT </text:span><text:span text:style-name="T36">null,</text:span></text:p>
      <text:p text:style-name="P35"><text:span text:style-name="T36">superuser </text:span><text:span text:style-name="T40">varchar</text:span><text:span text:style-name="T16">(</text:span><text:span text:style-name="T37">20</text:span><text:span text:style-name="T36">)</text:span><text:span text:style-name="T30"> NOT </text:span><text:span text:style-name="T36">null,</text:span></text:p>
      <text:p text:style-name="P33"><text:span text:style-name="T28">PRIMARY KEY</text:span>(id)</text:p>
      <text:p text:style-name="P33">) <text:s/><text:span text:style-name="T28">ENGINE</text:span><text:span text:style-name="T31">=</text:span><text:span text:style-name="T28">InnoDB DEFAULT</text:span> <text:span text:style-name="T32">CHARSET</text:span><text:span text:style-name="T31">=</text:span>u<text:span text:style-name="T45">t</text:span>f8;</text:p>
      <text:p text:style-name="P33"/>
      <text:p text:style-name="P38"><text:span text:style-name="T28">CREATE TABLE</text:span> IMC(</text:p>
      <text:p text:style-name="P38">id <text:span text:style-name="T39">int</text:span><text:span text:style-name="T1">(</text:span><text:span text:style-name="T15">2</text:span><text:span text:style-name="T1">0</text:span>)<text:span text:style-name="T28"> NOT </text:span>NULL <text:span text:style-name="T28">AUTO_INCREMENT</text:span>,</text:p>
      <text:p text:style-name="P35"><text:span text:style-name="T36">nom </text:span><text:span text:style-name="T40">varchar</text:span><text:span text:style-name="T36">(</text:span><text:span text:style-name="T16">20</text:span><text:span text:style-name="T36">) </text:span><text:span text:style-name="T30">NOT </text:span><text:span text:style-name="T36">null,</text:span></text:p>
      <text:p text:style-name="P35"><text:span text:style-name="T36">prenom </text:span><text:span text:style-name="T40">varchar</text:span><text:span text:style-name="T36">(</text:span><text:span text:style-name="T16">20</text:span><text:span text:style-name="T36">) </text:span><text:span text:style-name="T30">NOT </text:span><text:span text:style-name="T36">null,</text:span></text:p>
      <text:p text:style-name="P34"><text:span text:style-name="T34">taille </text:span><text:span text:style-name="T41">int</text:span><text:span text:style-name="T34">(</text:span><text:span text:style-name="T17">4</text:span><text:span text:style-name="T34">) </text:span><text:span text:style-name="T29">NOT </text:span><text:span text:style-name="T34">null,</text:span></text:p>
      <text:p text:style-name="P34"><text:span text:style-name="T35">poids</text:span><text:span text:style-name="T34"> </text:span><text:span text:style-name="T41">int</text:span><text:span text:style-name="T34">(</text:span><text:span text:style-name="T17">4</text:span><text:span text:style-name="T34">) </text:span><text:span text:style-name="T29">NOT </text:span><text:span text:style-name="T34">null,</text:span></text:p>
      <text:p text:style-name="P35"><text:span text:style-name="T38">genre</text:span><text:span text:style-name="T36"> </text:span><text:span text:style-name="T40">varchar</text:span><text:span text:style-name="T36">(</text:span><text:span text:style-name="T16">6</text:span><text:span text:style-name="T36">) </text:span><text:span text:style-name="T30">NOT</text:span><text:span text:style-name="T36"> null,</text:span></text:p>
      <text:p text:style-name="P34"><text:span text:style-name="T35">imc</text:span><text:span text:style-name="T34"> </text:span><text:span text:style-name="T41">int</text:span><text:span text:style-name="T34">(</text:span><text:span text:style-name="T18">3</text:span><text:span text:style-name="T34">)</text:span><text:span text:style-name="T29"> NOT</text:span><text:span text:style-name="T34"> null,</text:span></text:p>
      <text:p text:style-name="P33"/>
      <text:p text:style-name="P33"><text:span text:style-name="T28">PRIMARY KEY</text:span>(id)</text:p>
      <text:p text:style-name="P29">) <text:span text:style-name="T28"><text:s/>ENGINE</text:span><text:span text:style-name="T31">=</text:span><text:span text:style-name="T28">InnoDB DEFAULT</text:span> <text:span text:style-name="T32">CHARSET</text:span><text:span text:style-name="T31">=</text:span>u<text:span text:style-name="T45">t</text:span>f8;</text:p>
      <text:p text:style-name="P24"/>
      <text:p text:style-name="P27">Insérer des données dans la table ‘utilisateurs’.</text:p>
      <text:p text:style-name="P25"/>
      <text:p text:style-name="P36">SELECT <text:span text:style-name="T28">*</text:span> FROM <text:span text:style-name="T44">`utilisateurs` </text:span>WHERE <text:span text:style-name="T44">1;</text:span></text:p>
      <text:p text:style-name="P37"/>
      <text:p text:style-name="P28"><text:span text:style-name="T33">INSERT INTO </text:span><text:span text:style-name="T43">utilisateurs (login, pssword, superuser) </text:span><text:span text:style-name="T33">VALUES </text:span><text:span text:style-name="T22">(</text:span><text:span text:style-name="T24">"Nom30"</text:span><text:span text:style-name="T22">, </text:span><text:span text:style-name="T24">"prenom30"</text:span><text:span text:style-name="T22">, </text:span><text:span text:style-name="T24">"130"</text:span><text:span text:style-name="T22">, </text:span><text:span text:style-name="T24">"50"</text:span><text:span text:style-name="T22">, </text:span><text:span text:style-name="T24">"homme"</text:span><text:span text:style-name="T22">, </text:span><text:span text:style-name="T25">NULL</text:span><text:span text:style-name="T22">), (</text:span><text:span text:style-name="T24">"Nom40"</text:span><text:span text:style-name="T22">, </text:span><text:span text:style-name="T24">"prenom40"</text:span><text:span text:style-name="T22">, </text:span><text:span text:style-name="T24">"140"</text:span><text:span text:style-name="T22">, </text:span><text:span text:style-name="T24">"60"</text:span><text:span text:style-name="T22">, </text:span><text:span text:style-name="T24">"femme"</text:span><text:span text:style-name="T22">, </text:span><text:span text:style-name="T25">NULL</text:span><text:span text:style-name="T22">), (</text:span><text:span text:style-name="T24">"Nom50"</text:span><text:span text:style-name="T22">, </text:span><text:span text:style-name="T24">"prenom50"</text:span><text:span text:style-name="T22">, </text:span><text:span text:style-name="T24">"150"</text:span><text:span text:style-name="T22">, </text:span><text:span text:style-name="T24">"70"</text:span><text:span text:style-name="T22">, </text:span><text:span text:style-name="T24">"femme"</text:span><text:span text:style-name="T22">, </text:span><text:span text:style-name="T25">NULL</text:span><text:span text:style-name="T22">), (</text:span><text:span text:style-name="T24">"Nom60"</text:span><text:span text:style-name="T22">, </text:span><text:span text:style-name="T24">"prenom60"</text:span><text:span text:style-name="T22">, </text:span><text:span text:style-name="T24">"160"</text:span><text:span text:style-name="T22">, </text:span><text:span text:style-name="T24">"80"</text:span><text:span text:style-name="T22">, </text:span><text:span text:style-name="T24">"homme"</text:span><text:span text:style-name="T22">, </text:span><text:span text:style-name="T25">NULL</text:span><text:span text:style-name="T22">), (</text:span><text:span text:style-name="T24">"Nom65"</text:span><text:span text:style-name="T22">, </text:span><text:span text:style-name="T24">"prenom65"</text:span><text:span text:style-name="T22">, </text:span><text:span text:style-name="T24">"165"</text:span><text:span text:style-name="T22">, </text:span><text:span text:style-name="T24">"80"</text:span><text:span text:style-name="T22">, </text:span><text:span text:style-name="T24">"femme"</text:span><text:span text:style-name="T22">, </text:span><text:span text:style-name="T25">NULL</text:span><text:span text:style-name="T22">), (</text:span><text:span text:style-name="T24">"Nom68"</text:span><text:span text:style-name="T22">, </text:span><text:span text:style-name="T24">"prenom68"</text:span><text:span text:style-name="T22">, </text:span><text:span text:style-name="T24">"168"</text:span><text:span text:style-name="T22">, </text:span><text:span text:style-name="T24">"80"</text:span><text:span text:style-name="T22">, </text:span><text:span text:style-name="T24">"homme"</text:span><text:span text:style-name="T22">, </text:span><text:span text:style-name="T25">NULL</text:span><text:span text:style-name="T23">)</text:span><text:span text:style-name="T22">, (</text:span><text:span text:style-name="T24">"Nom70"</text:span><text:span text:style-name="T22">, </text:span><text:span text:style-name="T24">"prenom70"</text:span><text:span text:style-name="T22">, </text:span><text:span text:style-name="T24">"170"</text:span><text:span text:style-name="T22">, </text:span><text:span text:style-name="T24">"90"</text:span><text:span text:style-name="T22">, </text:span><text:soft-page-break/><text:span text:style-name="T24">"homme"</text:span><text:span text:style-name="T22">, </text:span><text:span text:style-name="T25">NULL</text:span><text:span text:style-name="T22">), (</text:span><text:span text:style-name="T24">"Nom80"</text:span><text:span text:style-name="T22">, </text:span><text:span text:style-name="T24">"prenom80"</text:span><text:span text:style-name="T22">, </text:span><text:span text:style-name="T24">"180"</text:span><text:span text:style-name="T22">, </text:span><text:span text:style-name="T24">"100"</text:span><text:span text:style-name="T22">, </text:span><text:span text:style-name="T24">"homme"</text:span><text:span text:style-name="T22">, </text:span><text:span text:style-name="T25">NULL</text:span><text:span text:style-name="T22">), (</text:span><text:span text:style-name="T24">"Nom90"</text:span><text:span text:style-name="T22">, </text:span><text:span text:style-name="T24">"prenom90"</text:span><text:span text:style-name="T22">, </text:span><text:span text:style-name="T24">"190"</text:span><text:span text:style-name="T22">, </text:span><text:span text:style-name="T24">"110"</text:span><text:span text:style-name="T22">, </text:span><text:span text:style-name="T24">"femme"</text:span><text:span text:style-name="T22">, </text:span><text:span text:style-name="T25">NULL</text:span><text:span text:style-name="T22">);</text:span><text:span text:style-name="T42"> </text:span></text:p>
      <text:p text:style-name="P12"><text:span text:style-name="T27">Q</text:span>1 / Sélectionner toutes les lignes de la table ‘utilisateurs’.</text:p>
      <text:p text:style-name="P13">SELECT * FROM utilisateur ;</text:p>
      <text:p text:style-name="P13"/>
      <text:p text:style-name="P14">Q1/ Sélectionner toutes les lignes de la table ‘IMC’.</text:p>
      <text:p text:style-name="P13">SELECT * FROM IMC ; </text:p>
      <text:p text:style-name="P13"/>
      <text:p text:style-name="P12">Q3/ Sélectionner toutes les lignes de la table ‘utilisateurs’ et ‘IMC’ à la fois</text:p>
      <text:p text:style-name="P1"><text:span text:style-name="T3">S</text:span><text:span text:style-name="T2">ELECT * FROM utilisateur, IMC ; </text:span></text:p>
      <text:p text:style-name="P15"/>
      <text:p text:style-name="P2"><text:span text:style-name="T9">Q4/ </text:span><text:span text:style-name="T8">Sélectionner tous les utilisateurs qui sont super utilisateurs</text:span><text:span text:style-name="T9">.</text:span></text:p>
      <text:p text:style-name="P4"><text:span text:style-name="T9">S</text:span><text:span text:style-name="T8">ELECT * FROM utilisateur WHERE superuser = </text:span><text:span text:style-name="T14">1</text:span><text:span text:style-name="T13"> </text:span><text:span text:style-name="T8">;</text:span></text:p>
      <text:p text:style-name="P18"/>
      <text:p text:style-name="P3"><text:span text:style-name="T12">Q5/ </text:span><text:span text:style-name="T8">Sélectionner toutes les personnes qui pèsent plus de 65 Kg.</text:span></text:p>
      <text:p text:style-name="P30">SELECT *FROM 'IMC' WHERE poids &gt; 65;</text:p>
      <text:p text:style-name="P30"/>
      <text:p text:style-name="P3"><text:span text:style-name="T21">Q6/ </text:span><text:span text:style-name="T19">Sélectionner toutes les personnes qui mesurent moins de 175cm ET qui pèsent plus de 62 Kg.</text:span></text:p>
      <text:p text:style-name="P5"><text:span text:style-name="T19">SELECT *FROM 'IMC' WHERE </text:span><text:span text:style-name="T20">taille &lt; 175 </text:span><text:span text:style-name="T19">poids &gt; 6</text:span><text:span text:style-name="T20">2</text:span><text:span text:style-name="T19">;</text:span></text:p>
      <text:p text:style-name="P20"/>
      <text:p text:style-name="P6"><text:span text:style-name="T11">Q7/ </text:span><text:span text:style-name="T10">Mettre l’IMC de toutes les personnes qui pèsent 80Kg à la valeur 20.</text:span></text:p>
      <text:p text:style-name="P8"><text:span text:style-name="Source_20_Text"><text:span text:style-name="T5">UPDATE IMC SET imc = 20 WHERE poids = 80 </text:span></text:span></text:p>
      <text:p text:style-name="P21"/>
      <text:p text:style-name="P9"><text:span text:style-name="T11">Q8/ </text:span><text:span text:style-name="T4">Supprimer de la table IMC la personne dont le nom est NOM80.</text:span></text:p>
      <text:p text:style-name="P7"><text:span text:style-name="Source_20_Text"><text:span text:style-name="T6">DELETE FROM IMC WHERE nom = 'Nom80'; </text:span></text:span></text:p>
      <text:p text:style-name="P22"/>
      <text:p text:style-name="P19"/>
      <text:p text:style-name="P23"/>
      <text:p text:style-name="P16"/>
      <text:p text:style-name="P17"/>
      <text:p text:style-name="P1"><text:span text:style-name="Source_20_Text"><text:span text:style-name="T7"/></text:span></text:p>
      <text:p text:style-name="P15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23cm" fo:margin-right="0.5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6:07:52.122382065</meta:creation-date>
    <dc:date>2022-01-07T17:28:20.518084884</dc:date>
    <meta:editing-duration>PT1H20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16" meta:character-count="2019" meta:non-whitespace-character-count="1735"/>
  </office:meta>
</office:document-meta>
</file>